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C0000001EA53FA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41" style:family="table-row">
      <style:table-row-properties style:min-row-height="0.002cm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2" style:family="table-row">
      <style:table-row-properties style:min-row-height="0.002cm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style:min-row-height="0.002cm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style:min-row-height="0.002cm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style:min-row-height="0.002cm"/>
    </style:style>
    <style:style style:name="Tableau1.64" style:family="table-row">
      <style:table-row-properties style:min-row-height="0.002cm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ext_20_body">
      <style:text-properties officeooo:paragraph-rsid="003f0ab1"/>
    </style:style>
    <style:style style:name="P34" style:family="paragraph" style:parent-style-name="Text_20_body">
      <style:paragraph-properties fo:text-align="center" style:justify-single-word="false"/>
      <style:text-properties officeooo:paragraph-rsid="003f0ab1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6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1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6"><draw:frame draw:style-name="fr1" draw:name="illustration" text:anchor-type="as-char" svg:width="7.594cm" svg:height="8.137cm" draw:z-index="0"><draw:image xlink:href="Pictures/100000000000001C0000001EA53FACCB.png" xlink:type="simple" xlink:show="embed" xlink:actuate="onLoad" draw:mime-type="image/png"/></draw:frame></text:p>
          </table:table-cell>
          <table:table-cell table:style-name="Tableau1.B1" office:value-type="string">
            <text:p text:style-name="P25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7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8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7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30">C<text:span text:style-name="T1">onso</text:span><text:span text:style-name="T12">m-</text:span></text:p>
            <text:p text:style-name="P30"><text:span text:style-name="T12">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7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7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2"/>
            <text:p text:style-name="P31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41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au1.11"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au1.12">
          <table:table-cell table:style-name="Tableau1.A10" office:value-type="string">
            <text:p text:style-name="P35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au1.13">
          <table:table-cell table:style-name="Tableau1.A10" office:value-type="string">
            <text:p text:style-name="P35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 table:style-name="Tableau1.14"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au1.15"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 table:style-name="Tableau1.16">
          <table:table-cell table:style-name="Tableau1.A9" table:number-columns-spanned="4" office:value-type="string">
            <text:p text:style-name="P37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 table:style-name="Tableau1.17"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 table:style-name="Tableau1.18">
          <table:table-cell table:style-name="Tableau1.A18" table:number-columns-spanned="4" office:value-type="string">
            <text:p text:style-name="P42">a) Programmation de logements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 table:style-name="Tableau1.20">
          <table:table-cell table:style-name="Tableau1.A10" office:value-type="string">
            <text:p text:style-name="P36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 table:style-name="Tableau1.21"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au1.22"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 table:style-name="Tableau1.23"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24">
          <table:table-cell table:style-name="Tableau1.A18" table:number-columns-spanned="4" office:value-type="string">
            <text:p text:style-name="P43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ext:soft-page-break/>
        <table:table-row table:style-name="Tableau1.26">
          <table:table-cell table:style-name="Tableau1.A26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 table:style-name="Tableau1.27">
          <table:table-cell table:style-name="Tableau1.A9" table:number-columns-spanned="4" office:value-type="string">
            <text:p text:style-name="P38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au1.29"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au1.30"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au1.31">
          <table:table-cell table:style-name="Tableau1.A9" table:number-columns-spanned="4" office:value-type="string">
            <text:p text:style-name="P39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4" office:value-type="string">
            <text:p text:style-name="P44">a) Foncier et occupation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 table:style-name="Tableau1.34"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 table:style-name="Tableau1.35"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au1.36"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au1.37"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au1.38">
          <table:table-cell table:style-name="Tableau1.A38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au1.39">
          <table:table-cell table:style-name="Tableau1.A18" table:number-columns-spanned="4" office:value-type="string">
            <text:p text:style-name="P45">b) PLUi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C2" table:number-columns-spanned="4" office:value-type="string">
            <text:p text:style-name="P29">Règlement graphique</text:p>
          </table:table-cell>
          <table:covered-table-cell/>
          <table:covered-table-cell/>
          <table:covered-table-cell/>
        </table:table-row>
        <table:table-row table:style-name="Tableau1.41"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42">
          <table:table-cell table:style-name="Tableau1.C2" table:number-columns-spanned="4" office:value-type="string">
            <text:p text:style-name="P29">Plans thématiques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au1.44"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45">
          <table:table-cell table:style-name="Tableau1.A18" table:number-columns-spanned="4" office:value-type="string">
            <text:p text:style-name="P46">c) Procédure opérationnelle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24"><text:text-input text:description="">${operation.etude!""}</text:text-input></text:p>
          </table:table-cell>
          <table:covered-table-cell/>
          <table:covered-table-cell/>
        </table:table-row>
        <table:table-row table:style-name="Tableau1.47"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au1.48"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 table:style-name="Tableau1.49"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au1.50"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au1.51"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 table:style-name="Tableau1.52"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 table:style-name="Tableau1.53"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 table:style-name="Tableau1.54"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au1.55"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au1.56">
          <table:table-cell table:style-name="Tableau1.A9" table:number-columns-spanned="4" office:value-type="string">
            <text:p text:style-name="P40">V. Gouvernance / suivi de projet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au1.58"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au1.59"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ext:soft-page-break/>
        <table:table-row table:style-name="Tableau1.60"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au1.61"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au1.62"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au1.63">
          <table:table-cell table:style-name="Tableau1.A9" table:number-columns-spanned="4" office:value-type="string">
            <text:p text:style-name="P40">VI. Commentaires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64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4-09-10T15:40:07.197000000</dc:date>
    <meta:editing-duration>PT5H18M2S</meta:editing-duration>
    <meta:editing-cycles>76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118" meta:word-count="449" meta:character-count="4284" meta:non-whitespace-character-count="4072"/>
  </office:meta>
</office:document-meta>
</file>